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ed3" officeooo:paragraph-rsid="00132ed3"/>
    </style:style>
    <style:style style:name="P2" style:family="paragraph" style:parent-style-name="Standard">
      <style:text-properties officeooo:rsid="00142095" officeooo:paragraph-rsid="00142095"/>
    </style:style>
    <style:style style:name="P3" style:family="paragraph" style:parent-style-name="Standard">
      <style:text-properties officeooo:rsid="00150e15" officeooo:paragraph-rsid="00150e15"/>
    </style:style>
    <style:style style:name="P4" style:family="paragraph" style:parent-style-name="Standard">
      <style:text-properties officeooo:rsid="0016df3e" officeooo:paragraph-rsid="0016df3e"/>
    </style:style>
    <style:style style:name="P5" style:family="paragraph" style:parent-style-name="Standard">
      <style:text-properties officeooo:rsid="00188802" officeooo:paragraph-rsid="00188802"/>
    </style:style>
    <style:style style:name="P6" style:family="paragraph" style:parent-style-name="Standard">
      <style:text-properties officeooo:rsid="001889a8" officeooo:paragraph-rsid="001889a8"/>
    </style:style>
    <style:style style:name="P7" style:family="paragraph" style:parent-style-name="Standard">
      <style:text-properties officeooo:rsid="0018aff1" officeooo:paragraph-rsid="0018aff1"/>
    </style:style>
    <style:style style:name="P8" style:family="paragraph" style:parent-style-name="Standard">
      <style:text-properties officeooo:rsid="0018aff1" officeooo:paragraph-rsid="001a26e8"/>
    </style:style>
    <style:style style:name="P9" style:family="paragraph" style:parent-style-name="Standard">
      <style:text-properties officeooo:rsid="0018aff1" officeooo:paragraph-rsid="001c5b90"/>
    </style:style>
    <style:style style:name="P10" style:family="paragraph" style:parent-style-name="Standard">
      <style:text-properties officeooo:rsid="0018aff1" officeooo:paragraph-rsid="001d4630"/>
    </style:style>
    <style:style style:name="P11" style:family="paragraph" style:parent-style-name="Standard">
      <style:text-properties officeooo:rsid="001d4630" officeooo:paragraph-rsid="001d4630"/>
    </style:style>
    <style:style style:name="P12" style:family="paragraph" style:parent-style-name="Standard">
      <style:text-properties officeooo:rsid="001dd068" officeooo:paragraph-rsid="00209aa8"/>
    </style:style>
    <style:style style:name="P13" style:family="paragraph" style:parent-style-name="Standard">
      <style:text-properties officeooo:rsid="001dd068" officeooo:paragraph-rsid="00217125"/>
    </style:style>
    <style:style style:name="P14" style:family="paragraph" style:parent-style-name="Standard">
      <style:text-properties officeooo:rsid="001a71ea" officeooo:paragraph-rsid="001a71ea"/>
    </style:style>
    <style:style style:name="P15" style:family="paragraph" style:parent-style-name="Standard">
      <style:text-properties officeooo:rsid="001a71ea" officeooo:paragraph-rsid="001c5b90"/>
    </style:style>
    <style:style style:name="P16" style:family="paragraph" style:parent-style-name="Standard">
      <style:text-properties officeooo:rsid="001c5b90" officeooo:paragraph-rsid="001c5b90"/>
    </style:style>
    <style:style style:name="P17" style:family="paragraph" style:parent-style-name="Standard">
      <style:text-properties officeooo:rsid="001d4630" officeooo:paragraph-rsid="001d4630"/>
    </style:style>
    <style:style style:name="P18" style:family="paragraph" style:parent-style-name="Standard">
      <style:text-properties officeooo:rsid="00209aa8" officeooo:paragraph-rsid="00217125"/>
    </style:style>
    <style:style style:name="P19" style:family="paragraph" style:parent-style-name="Standard">
      <style:text-properties officeooo:rsid="00217125" officeooo:paragraph-rsid="0023cdb6"/>
    </style:style>
    <style:style style:name="P20" style:family="paragraph" style:parent-style-name="Standard">
      <style:text-properties officeooo:rsid="001dd068" officeooo:paragraph-rsid="0023cdb6"/>
    </style:style>
    <style:style style:name="P21" style:family="paragraph" style:parent-style-name="Standard">
      <style:text-properties officeooo:rsid="0027d10c" officeooo:paragraph-rsid="0027d10c"/>
    </style:style>
    <style:style style:name="P22" style:family="paragraph" style:parent-style-name="Standard">
      <style:text-properties officeooo:rsid="0028bdb5" officeooo:paragraph-rsid="0028bdb5"/>
    </style:style>
    <style:style style:name="P23" style:family="paragraph" style:parent-style-name="Standard">
      <style:text-properties officeooo:rsid="002a5eb2" officeooo:paragraph-rsid="002a5eb2"/>
    </style:style>
    <style:style style:name="P24" style:family="paragraph" style:parent-style-name="Standard">
      <style:text-properties officeooo:rsid="002b5310" officeooo:paragraph-rsid="002b5310"/>
    </style:style>
    <style:style style:name="P25" style:family="paragraph" style:parent-style-name="Standard">
      <style:text-properties officeooo:rsid="002c8a82" officeooo:paragraph-rsid="002c8a82"/>
    </style:style>
    <style:style style:name="P26" style:family="paragraph" style:parent-style-name="Standard">
      <style:text-properties officeooo:rsid="002d9796" officeooo:paragraph-rsid="002d9796"/>
    </style:style>
    <style:style style:name="P27" style:family="paragraph" style:parent-style-name="Standard">
      <style:text-properties officeooo:rsid="002ec324" officeooo:paragraph-rsid="002ec324"/>
    </style:style>
    <style:style style:name="P28" style:family="paragraph" style:parent-style-name="Standard">
      <style:text-properties officeooo:rsid="002fac15" officeooo:paragraph-rsid="002fac15"/>
    </style:style>
    <style:style style:name="P29" style:family="paragraph" style:parent-style-name="Standard">
      <style:text-properties officeooo:rsid="00306713" officeooo:paragraph-rsid="00306713"/>
    </style:style>
    <style:style style:name="P30" style:family="paragraph" style:parent-style-name="Standard">
      <style:text-properties officeooo:rsid="0030c91c" officeooo:paragraph-rsid="0030c91c"/>
    </style:style>
    <style:style style:name="P31" style:family="paragraph" style:parent-style-name="Standard">
      <style:text-properties officeooo:rsid="0031dff1" officeooo:paragraph-rsid="0031dff1"/>
    </style:style>
    <style:style style:name="T1" style:family="text">
      <style:text-properties officeooo:rsid="00150e15"/>
    </style:style>
    <style:style style:name="T2" style:family="text">
      <style:text-properties officeooo:rsid="001a26e8"/>
    </style:style>
    <style:style style:name="T3" style:family="text">
      <style:text-properties officeooo:rsid="001d4630"/>
    </style:style>
    <style:style style:name="T4" style:family="text">
      <style:text-properties officeooo:rsid="001ee56a"/>
    </style:style>
    <style:style style:name="T5" style:family="text">
      <style:text-properties officeooo:rsid="0023cdb6"/>
    </style:style>
    <style:style style:name="T6" style:family="text">
      <style:text-properties officeooo:rsid="002fac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c 1: sistema cardiovascular</text:p>
      <text:p text:style-name="P1"/>
      <text:p text:style-name="P1">Aparell circulatori: circuit unidireccional que porta sang per un cami específic i asseguren distribució sistemàtuca de gasos, nutrients, molècules senyalitzadores i elements de rebuig</text:p>
      <text:p text:style-name="P1"/>
      <text:p text:style-name="P1">Aparell cardiovascular: aparell circulatori complex i eficient que inclou cor, vasos i sang (bomba, sisitema de tubs tancats i líquid format per cèl·lules i plasma) </text:p>
      <text:p text:style-name="P1"/>
      <text:p text:style-name="P1">El cor és l’unic organ que no necessita esta connectat al sistema nervios per funcionar: miògin i automàtic. (pot generar potencial d’acció sense necessitat de rebre estímuls elèctrics de les terminacions nervioses) – els genera seguint un patró de freqüència (de forma rítmica) </text:p>
      <text:p text:style-name="P1"/>
      <text:p text:style-name="P1"/>
      <text:p text:style-name="P2">Cèl·lules cardíaques: </text:p>
      <text:p text:style-name="P2">- cèl·lules marcapassos: generen i disparen potencials d’acció amb una certa freqüència</text:p>
      <text:p text:style-name="P2">- <text:span text:style-name="T1">cèl·lules musculars contràcticls: es contrauen gràcies a la propagació dels potencials d’acció de les marcapassos</text:span></text:p>
      <text:p text:style-name="P2"/>
      <text:p text:style-name="P3">perquè aixó funcioni, cal assegurar-se de que la sang oxigenada arribi als òrgans. </text:p>
      <text:p text:style-name="P3"/>
      <text:p text:style-name="P3">Aquesta bomba no serveix de res si no funciona de forma molt coordinada: cal que la sang estigui dins el cor i el cor bombeji de forma rítmica. </text:p>
      <text:p text:style-name="P3"/>
      <text:p text:style-name="P3">Totes les cèl·lules entre elles estan molt connectades: gap junctions, desmosomes i unions en escletxa permeten que la comunicació intercel·lular sigui molt elevada</text:p>
      <text:p text:style-name="P3"/>
      <text:p text:style-name="P3">sinciti cardíac: conjunt funcional (conjunt de cèl·lules) </text:p>
      <text:p text:style-name="P3"/>
      <text:p text:style-name="P3">dos tipus de sincitis: ventrícular i auricular. </text:p>
      <text:p text:style-name="P3"/>
      <text:p text:style-name="P3">No conductiu, excepte en una zona en particular </text:p>
      <text:p text:style-name="P3"/>
      <text:p text:style-name="P3">Potencial d’acció del múscul cardíac</text:p>
      <text:p text:style-name="P3"/>
      <text:p text:style-name="P3">- Durada: 200ms. (el d’una neurona / múscul esquelètic son de 1ms)</text:p>
      <text:p text:style-name="P3"/>
      <text:p text:style-name="P4">Fases:</text:p>
      <text:p text:style-name="P4">1- Despolarització (s’obren canals Na, entra Na) </text:p>
      <text:p text:style-name="P4">2- Repolarització inicial (es tanquen canals Na, s’obren canals K ràpids, surt K)</text:p>
      <text:p text:style-name="P4">3- Meseta (es tanquen canals K, obren canals de Ca, el potencial es manté per la sortida de K i entrada de Ca, surt K i entra Ca) </text:p>
      <text:p text:style-name="P5">4- Repolarització (es tanquen els canals de Ca, s’obren els canals de K, surt K) </text:p>
      <text:p text:style-name="P5">5- Repòs (-90mV) </text:p>
      <text:p text:style-name="P5"/>
      <text:p text:style-name="P5">Si tens una tetània al cor (es contrau de forma desincronitzada) la sang ja no es mou i per tant ets mors. Per evitar-ho tenim la fase 3) </text:p>
      <text:p text:style-name="P5"/>
      <text:p text:style-name="P5">Tots els canals iònics involucrats: </text:p>
      <text:p text:style-name="P5">- Canal de sodii voltatge depenent: Na1.5</text:p>
      <text:p text:style-name="P5">- Canal de sodi de cinètica ràpida: K4.3</text:p>
      <text:p text:style-name="P5">- Canal de calci voltatge depenent: Ca1.2</text:p>
      <text:p text:style-name="P5">- Canal de potassi de cinètica lenta: K11.1, K7.1, K2.1-2.3</text:p>
      <text:p text:style-name="P5"><text:soft-page-break/>Mutació en qualsevol d’aquests canals genera problemes cardíacs importants. </text:p>
      <text:p text:style-name="P5"/>
      <text:p text:style-name="P5"/>
      <text:p text:style-name="P6">Procés d’excitació-contracció del múscul esquelètic</text:p>
      <text:p text:style-name="P6">Calci → receptors de rianodina: miofilaments whatever tbh tbh </text:p>
      <text:p text:style-name="P6"/>
      <text:p text:style-name="P6">Quan cèl·lula dispara potencial d’acció es contrau al mateix moment. </text:p>
      <text:p text:style-name="P6"/>
      <text:p text:style-name="P7">Tot això son les contràctils</text:p>
      <text:p text:style-name="P7"/>
      <text:p text:style-name="P7"/>
      <text:p text:style-name="P7">Cèl·lules marcapassos. Potencial de membrana: -60mV. Major que les contràctils<text:line-break/></text:p>
      <text:p text:style-name="P7">Menys fases i no tenen estat de repòs com a tal. Sempre tenen escales inestables del potencial, que fa que puguin disparar potencials d’acció</text:p>
      <text:p text:style-name="P7"/>
      <text:p text:style-name="P7">Dues fases de despolarització: lenta i ràpida. </text:p>
      <text:p text:style-name="P7">Lenta: tenen canals iònics anomenats funny channels</text:p>
      <text:p text:style-name="P7"><text:tab/>Canals que tenen una certa permeabilitat i no acaban de tancar mai. Sempre degoten sodi i això permet que l’entrada despolaritzi lentament fins que s’obren els canals de calci per fer una despolarització ràpida. </text:p>
      <text:p text:style-name="P7"/>
      <text:p text:style-name="P7">Després → reploralització (es tanca Ca, obre K) </text:p>
      <text:p text:style-name="P7">Potencial de marcapassos: es tanquen els canals de calci i es tornen a obrir els funny channels generantla inestabilitat inicial necessària per disparar un nou potencial d’acció</text:p>
      <text:p text:style-name="P7"/>
      <text:p text:style-name="P7">No es contrauen</text:p>
      <text:p text:style-name="P7"/>
      <text:p text:style-name="P7"/>
      <text:p text:style-name="P7">Conducció elèctrica en cor: </text:p>
      <text:p text:style-name="P7"/>
      <text:p text:style-name="P7">Node sinusal: grup de cèl·lules marcapassos que marquen el ritme. Potencial d’acció es propaga per tor arreu al cor. </text:p>
      <text:p text:style-name="P8">Un cop es genera baixa per les vies internodals fins al segon node: node auriculoventricular: unic punt que travessa el teixit fibros que travessa auricules i ventricles. </text:p>
      <text:p text:style-name="P8"><text:tab/><text:span text:style-name="T2">La senyal s’enlenteix: velocitat de conducció en aquest node baixa perquè quan arriba la sang està entrant des de les venes fins als ventricles. </text:span></text:p>
      <text:p text:style-name="P8"/>
      <text:p text:style-name="P14">Ventricle es contrau des d’avall </text:p>
      <text:p text:style-name="P15">Feixos de Hiss fins a fibres de Purkinje.</text:p>
      <text:p text:style-name="P9"/>
      <text:p text:style-name="P16">Node sinusal funciona més ràpidament que els del node auriculoventricular. </text:p>
      <text:p text:style-name="P9"/>
      <text:p text:style-name="P9"/>
      <text:p text:style-name="P9"/>
      <text:p text:style-name="P11">Marcapassos cardíacs</text:p>
      <text:p text:style-name="P11">Node sinoauricular: 90-100 batecs / min (si falla s’ha de posar un marcapassos)</text:p>
      <text:p text:style-name="P10"><text:span text:style-name="T3">Node auriculoventricular: 40-50 batecs / min</text:span> <text:span text:style-name="T3">(no es pot ni sortir del llit) </text:span></text:p>
      <text:p text:style-name="P11">Fibres de Purkinje: 35 batecs / min (tan baix que no és viable) </text:p>
      <text:p text:style-name="P11"/>
      <text:p text:style-name="P11"/>
      <text:p text:style-name="P11"/>
      <text:p text:style-name="P11"><text:soft-page-break/>Malgrat el cos pot funcionar de forma autònoma, es controla a través del sistema nerviós. </text:p>
      <text:p text:style-name="P12">Sistema simpàtic (fight or flight) // parasimpàtic (<text:span text:style-name="T4">rest and digest</text:span>)</text:p>
      <text:p text:style-name="P18">Es compensen un a l’altre per regular-ho tot. </text:p>
      <text:p text:style-name="P13"/>
      <text:p text:style-name="P19">Simpàtic: noradrenalina amb receptors beta adrenèrgics</text:p>
      <text:p text:style-name="P20"><text:span text:style-name="T5"><text:tab/>Augmenta freqüència marcapàs</text:span>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Tema 2: el cor com a bomba. </text:p>
      <text:p text:style-name="P21"/>
      <text:p text:style-name="P22">Sistema cardiovascular: al centre de tot perquè es una bomba mecànica que permet circular la sang i establir sistema de pressions (la sang es mou per pressions) </text:p>
      <text:p text:style-name="P22">Circulació pulmonar: agafa el cor dret sang desoxigenada, la porta als pulmons i la oxigena</text:p>
      <text:p text:style-name="P22">Circulació sistèmica: cor esquerre, sang oxigenada, per tots els teixits, sistema de capilars per intercanvi gasòs, torna a cor dret</text:p>
      <text:p text:style-name="P22"/>
      <text:p text:style-name="P22">Artèries: vasos que surten del cor</text:p>
      <text:p text:style-name="P22">Venes: vasos que entren en el cor</text:p>
      <text:p text:style-name="P22"/>
      <text:p text:style-name="P22"/>
      <text:p text:style-name="P22"/>
      <text:p text:style-name="P23">Anatomia cardíaca: el cor està situat en el centre de la cavitat toràcica. El vèrtex està orientat cap avall i a l’esquerra, recolzant-se sobre el diafragma i darrere l’esternum</text:p>
      <text:p text:style-name="P23"/>
      <text:p text:style-name="P23">Recobert i protegit pel pericardi: membrana amb una capa fina de líquid pericàrdic en el interior</text:p>
      <text:p text:style-name="P23"/>
      <text:p text:style-name="P23">El cor es composa per miocardi (sinciti auricular i ventricular separats per un teixit fibrós no conductiu) i el teixit connectiu que l’envolta</text:p>
      <text:p text:style-name="P23">Cèl·lules marcapassos = 1% de totes les cèl·lules</text:p>
      <text:p text:style-name="P23"/>
      <text:p text:style-name="P23">4 càmeres: </text:p>
      <text:p text:style-name="P23">- 2 aurícules: parets musculars primers </text:p>
      <text:p text:style-name="P23">- 2 ventricles: parets musculars gruixudes (especialment esquerre)</text:p>
      <text:p text:style-name="P23"/>
      <text:p text:style-name="P23"/>
      <text:p text:style-name="P23">Septum: tabic interventricular central que divideix el cor en costat esquerra i dret, separa el cor en costat esquerra i dret evitant el contacte de la sang (un soplo és un forat al septum que normalment es tanca per si mateix) </text:p>
      <text:p text:style-name="P23"/>
      <text:p text:style-name="P23">Vàlvules (regulen el pas entre les cambres del cor i entre aquests i les artèries, s’obren i es tanquen per regular) </text:p>
      <text:p text:style-name="P23"/>
      <text:p text:style-name="P23">Vàlvules auriculoventriculars: tricuspide i bicuspide (mitral) </text:p>
      <text:p text:style-name="P23">Vàlvules semilunars (entre ventricles i artèries): pulmonar i aòrtica </text:p>
      <text:p text:style-name="P23"/>
      <text:p text:style-name="P23">- Afavoreixen flux anterògrad</text:p>
      <text:p text:style-name="P23">- Avaforeixen flux unidireccionant, evitant la seva inversió</text:p>
      <text:p text:style-name="P23">- Les vàlvules AV es subjecten a les parets dels ventricles per les cordes tendinoses i músculs papil·lars, SL no</text:p>
      <text:p text:style-name="P23">- Les vàlvules s’obren i es tanquen passivament per la pressió que la sang exerceix sobre elles</text:p>
      <text:p text:style-name="P23">- El tancament (no obertura) de les vàlvules produeixen vibracions audibles amb l’estetoscopi:</text:p>
      <text:p text:style-name="P23"><text:tab/>AV: tancament lent S1</text:p>
      <text:p text:style-name="P23"><text:tab/>SL: tancament ràpid S2</text:p>
      <text:p text:style-name="P23">- No hi ha vàlvules entre les venes i les aurícules. </text:p>
      <text:p text:style-name="P23"/>
      <text:p text:style-name="P24"/>
      <text:p text:style-name="P24">Relaxació ventricular: </text:p>
      <text:p text:style-name="P24">- Vàlvules semilunars tancades per evitar el pas de la sang a les artèries</text:p>
      <text:p text:style-name="P24">- Vàlvules AV obertes pel pas de la sang de les aurícules als ventricles</text:p>
      <text:p text:style-name="P24"/>
      <text:p text:style-name="P24"><text:soft-page-break/>Ejecció ventricular (no contracció)</text:p>
      <text:p text:style-name="P24">- Vàlvules semilunars obertes permeten el pas de la sang dels ventricules a les artèries</text:p>
      <text:p text:style-name="P24">- Vàlvules AV tancades epr evitar refluxos cap a l’aurícula. Les cordes tendinoses i els músculs papil·lars les mantenen tancades gràcies a la força de la sang (efecte paraïgues) </text:p>
      <text:p text:style-name="P24"/>
      <text:p text:style-name="P24">A la contracció ventricular hi ha una safe a on les SL estan tancades </text:p>
      <text:p text:style-name="P24"/>
      <text:p text:style-name="P24"/>
      <text:p text:style-name="P25">Cicle cardíac (de batec a batec) </text:p>
      <text:p text:style-name="P25"><text:s/>Principis bàsics</text:p>
      <text:p text:style-name="P25">- La sang es mou per gradients de pressió: altes pressions -&gt; baixes pressions </text:p>
      <text:p text:style-name="P25">- La contracció cardíaca genera un augment de pressió en el cor mentre que la relaxació la disminueix </text:p>
      <text:p text:style-name="P25">- Aquests canvis de pressions a les càmeres del cor son les que generaran un moviment ordenat de la sang </text:p>
      <text:p text:style-name="P25">- Els esdeveniments son els mateixos en el cor dret i en l’esquerre, però les pressions en les cameres del ventricule esquerra son majors perquè va la la circulació sistèmica i ha de vèncer pressió aortica que es 6 cops superior a la de la artèria pulmonar. </text:p>
      <text:p text:style-name="P25"/>
      <text:p text:style-name="P25">Si no hi ha pressions el cor no va i no hi ha circulació de sang. </text:p>
      <text:p text:style-name="P25"/>
      <text:p text:style-name="P25"/>
      <text:p text:style-name="P26">Fases generals: </text:p>
      <text:p text:style-name="P26">- Diàstole: període de relaxació (cor s’omple de sang) </text:p>
      <text:p text:style-name="P26">- Sístole: període de contracció (cor bombeja sang) </text:p>
      <text:p text:style-name="P26"/>
      <text:p text:style-name="P26">Freq. Cardíaca és quant dura un cicle (tant sístole com diastole) </text:p>
      <text:p text:style-name="P26"><text:tab/>Normalment la diàstole és més llarga que la sístole (excepció: fent exercici...) </text:p>
      <text:p text:style-name="P26"/>
      <text:p text:style-name="P26"/>
      <text:p text:style-name="P27">5 fases</text:p>
      <text:p text:style-name="P27">- 1 Diàstole auricular i ventricular</text:p>
      <text:p text:style-name="P27">Aurícules i ventricules relaxats. La sang entra passivament i cap als ventricles (80%)</text:p>
      <text:p text:style-name="P27"><text:tab/>AV obert, SL tancat (vàlvules) </text:p>
      <text:p text:style-name="P27">- 2 <text:span text:style-name="T6">Sístole auricular</text:span></text:p>
      <text:p text:style-name="P28">Contracció de les aurícules que acaba d’omplir els ventriculs. </text:p>
      <text:p text:style-name="P28"><text:tab/>AV obert, SL tancat</text:p>
      <text:p text:style-name="P28">- 3 contracció ventricular isovolumètrica</text:p>
      <text:p text:style-name="P28">Primera fase de contracció ventricular sense canvis de volum sanguini d’avall fins a dalt en espiral per emputxar sang des d’avall del ventricle fins amunt (augmenta pressió) </text:p>
      <text:p text:style-name="P28"><text:tab/>Tancament de AV, SL continua tancat </text:p>
      <text:p text:style-name="P28"><text:tab/><text:tab/>1r so cardíac</text:p>
      <text:p text:style-name="P28">- 4 Ejecció ventricular </text:p>
      <text:p text:style-name="P28">Contracció ventricular, genera una pressió sobre l’aorta molt gran.</text:p>
      <text:p text:style-name="P28"><text:tab/>Obertura de les vàlvules SL per la pressió. AV continuen tancades</text:p>
      <text:p text:style-name="P28">- 5 Relaxació ventricular isovolumètrica</text:p>
      <text:p text:style-name="P28">Disminueix la pressió en el ventricle. La sang vol tornar enrere al ventricle que té menys pressió, que tanca SL (veure 5) </text:p>
      <text:p text:style-name="P28"><text:tab/>Tancament vàlvules SL, AV tancades </text:p>
      <text:p text:style-name="P28"/>
      <text:p text:style-name="P28"/>
      <text:p text:style-name="P28"/>
      <text:p text:style-name="P28"><text:soft-page-break/>Cicle cardíac: relació volum/pressió</text:p>
      <text:p text:style-name="P28"/>
      <text:p text:style-name="P28">de C a D pressió continua augmentant per igualar pressió aòrtica </text:p>
      <text:p text:style-name="P28">(ejecció ventricular) </text:p>
      <text:p text:style-name="P29">Hipertensió fa que el cor es cansi a la llarga. </text:p>
      <text:p text:style-name="P29"/>
      <text:p text:style-name="P29"/>
      <text:p text:style-name="P29">El volum del ventricle esquerre no torna a 0. (EDV: volum al final de la diastole) </text:p>
      <text:p text:style-name="P29">(ESV: volum al final de la sistole) </text:p>
      <text:p text:style-name="P29"/>
      <text:p text:style-name="P29">EDV = 2ESV</text:p>
      <text:p text:style-name="P29">(necessitem un marge de seguretat per si passen coses dolentotes) </text:p>
      <text:p text:style-name="P29"/>
      <text:p text:style-name="P29"/>
      <text:p text:style-name="P29"/>
      <text:p text:style-name="P30">Diagrama de Wiggers (relació entre volums, pressions i events elèctrics (ventricle esquerre) </text:p>
      <text:p text:style-name="P30"/>
      <text:p text:style-name="P30"/>
      <text:p text:style-name="P31">Relació longitud-tensió - Llei de Frank-Starlong </text:p>
      <text:p text:style-name="P31">Com més gran és la força de contracció, més gran és el volum sistòlic. </text:p>
      <text:p text:style-name="P31"><text:tab/>- Longitud de les fibres cardíaques al inici de la contracció</text:p>
      <text:p text:style-name="P31"><text:tab/>- Contractibilitat del cor (propietat intrínseca del ms cardíac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8:39:01.368235130</meta:creation-date>
    <dc:date>2025-01-09T09:35:09.459491506</dc:date>
    <meta:editing-duration>PT1H43M27S</meta:editing-duration>
    <meta:editing-cycles>29</meta:editing-cycles>
    <meta:generator>LibreOffice/24.2.7.2$Linux_X86_64 LibreOffice_project/420$Build-2</meta:generator>
    <meta:document-statistic meta:table-count="0" meta:image-count="0" meta:object-count="0" meta:page-count="6" meta:paragraph-count="130" meta:word-count="1542" meta:character-count="9539" meta:non-whitespace-character-count="8038"/>
  </office:meta>
</office:document-meta>
</file>